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font-size="20pt" fo:language="en" fo:country="US" style:font-size-asian="20pt" style:font-size-complex="20pt"/>
    </style:style>
    <style:style style:name="P2" style:family="paragraph" style:parent-style-name="Title">
      <style:text-properties fo:font-size="20pt" fo:language="en" fo:country="US" officeooo:paragraph-rsid="004c9b89" style:font-size-asian="20pt" style:font-size-complex="20pt"/>
    </style:style>
    <style:style style:name="P3" style:family="paragraph" style:parent-style-name="Standard">
      <style:text-properties officeooo:rsid="00172d9f" officeooo:paragraph-rsid="00172d9f"/>
    </style:style>
    <style:style style:name="P4" style:family="paragraph" style:parent-style-name="Standard">
      <style:text-properties officeooo:rsid="00190700" officeooo:paragraph-rsid="0034b9fe"/>
    </style:style>
    <style:style style:name="P5" style:family="paragraph" style:parent-style-name="Standard">
      <style:text-properties fo:language="en" fo:country="US" officeooo:rsid="00172d9f" officeooo:paragraph-rsid="00172d9f"/>
    </style:style>
    <style:style style:name="P6" style:family="paragraph" style:parent-style-name="Standard">
      <style:text-properties fo:language="en" fo:country="US" officeooo:rsid="004c9b89" officeooo:paragraph-rsid="004c9b89"/>
    </style:style>
    <style:style style:name="P7" style:family="paragraph" style:parent-style-name="Standard">
      <style:text-properties fo:language="en" fo:country="US" officeooo:rsid="00190700" officeooo:paragraph-rsid="00190700"/>
    </style:style>
    <style:style style:name="P8" style:family="paragraph" style:parent-style-name="Standard">
      <style:text-properties fo:language="en" fo:country="US" officeooo:rsid="00190700" officeooo:paragraph-rsid="0034b9fe"/>
    </style:style>
    <style:style style:name="P9" style:family="paragraph" style:parent-style-name="Standard">
      <style:text-properties fo:language="en" fo:country="US" officeooo:rsid="00190700" officeooo:paragraph-rsid="003f3721"/>
    </style:style>
    <style:style style:name="P10" style:family="paragraph" style:parent-style-name="Standard">
      <style:text-properties fo:language="en" fo:country="US" officeooo:rsid="001a3bbd" officeooo:paragraph-rsid="003f3721"/>
    </style:style>
    <style:style style:name="P11" style:family="paragraph" style:parent-style-name="Standard">
      <style:text-properties fo:language="en" fo:country="US" officeooo:rsid="001cd9f7" officeooo:paragraph-rsid="001cd9f7"/>
    </style:style>
    <style:style style:name="P12" style:family="paragraph" style:parent-style-name="Standard">
      <style:text-properties fo:language="en" fo:country="US" officeooo:rsid="001e9238" officeooo:paragraph-rsid="001e9238"/>
    </style:style>
    <style:style style:name="P13" style:family="paragraph" style:parent-style-name="Standard">
      <style:text-properties fo:language="en" fo:country="US" officeooo:rsid="001f4737" officeooo:paragraph-rsid="001f4737"/>
    </style:style>
    <style:style style:name="P14" style:family="paragraph" style:parent-style-name="Standard">
      <style:text-properties fo:language="en" fo:country="US" fo:font-weight="normal" officeooo:rsid="001f4737" officeooo:paragraph-rsid="001f4737" style:font-weight-asian="normal" style:font-weight-complex="normal"/>
    </style:style>
    <style:style style:name="P15" style:family="paragraph" style:parent-style-name="Standard">
      <style:text-properties fo:language="en" fo:country="US" fo:font-weight="normal" officeooo:rsid="00204609" officeooo:paragraph-rsid="00204609" style:font-weight-asian="normal" style:font-weight-complex="normal"/>
    </style:style>
    <style:style style:name="P16" style:family="paragraph" style:parent-style-name="Standard">
      <style:text-properties fo:language="en" fo:country="US" fo:font-weight="normal" officeooo:rsid="002c46be" officeooo:paragraph-rsid="002c46be" style:font-weight-asian="normal" style:font-weight-complex="normal"/>
    </style:style>
    <style:style style:name="P17" style:family="paragraph" style:parent-style-name="Standard">
      <style:text-properties fo:language="en" fo:country="US" fo:font-weight="normal" officeooo:rsid="002f6306" officeooo:paragraph-rsid="002f6306" style:font-weight-asian="normal" style:font-weight-complex="normal"/>
    </style:style>
    <style:style style:name="P18" style:family="paragraph" style:parent-style-name="Standard">
      <style:text-properties fo:language="en" fo:country="US" fo:font-weight="normal" officeooo:rsid="002f6306" officeooo:paragraph-rsid="0036df5d" style:font-weight-asian="normal" style:font-weight-complex="normal"/>
    </style:style>
    <style:style style:name="P19" style:family="paragraph" style:parent-style-name="Standard">
      <style:text-properties fo:language="en" fo:country="US" fo:font-weight="normal" officeooo:rsid="002f6306" officeooo:paragraph-rsid="002fff20" style:font-weight-asian="normal" style:font-weight-complex="normal"/>
    </style:style>
    <style:style style:name="P20" style:family="paragraph" style:parent-style-name="Standard">
      <style:text-properties fo:language="en" fo:country="US" fo:font-weight="normal" officeooo:rsid="0036df5d" officeooo:paragraph-rsid="0036df5d" style:font-weight-asian="normal" style:font-weight-complex="normal"/>
    </style:style>
    <style:style style:name="P21" style:family="paragraph" style:parent-style-name="Standard">
      <style:text-properties fo:language="en" fo:country="US" fo:font-weight="normal" officeooo:rsid="00324708" officeooo:paragraph-rsid="00324708" style:font-weight-asian="normal" style:font-weight-complex="normal"/>
    </style:style>
    <style:style style:name="P22" style:family="paragraph" style:parent-style-name="Standard">
      <style:text-properties fo:language="en" fo:country="US" fo:font-weight="normal" officeooo:rsid="002fff20" officeooo:paragraph-rsid="002fff20" style:font-weight-asian="normal" style:font-weight-complex="normal"/>
    </style:style>
    <style:style style:name="P23" style:family="paragraph" style:parent-style-name="Standard">
      <style:text-properties fo:language="en" fo:country="US" fo:font-weight="normal" officeooo:rsid="002fff20" officeooo:paragraph-rsid="00324708" style:font-weight-asian="normal" style:font-weight-complex="normal"/>
    </style:style>
    <style:style style:name="P24" style:family="paragraph" style:parent-style-name="Standard">
      <style:text-properties fo:language="en" fo:country="US" officeooo:rsid="00204609" officeooo:paragraph-rsid="003f3721"/>
    </style:style>
    <style:style style:name="P25" style:family="paragraph" style:parent-style-name="Standard">
      <style:text-properties fo:language="en" fo:country="US" officeooo:rsid="00204609" officeooo:paragraph-rsid="004fb6a5"/>
    </style:style>
    <style:style style:name="P26" style:family="paragraph" style:parent-style-name="Standard">
      <style:text-properties fo:language="en" fo:country="US" officeooo:rsid="00204609" officeooo:paragraph-rsid="0020a6a0"/>
    </style:style>
    <style:style style:name="P27" style:family="paragraph" style:parent-style-name="Standard">
      <style:text-properties fo:language="en" fo:country="US" officeooo:rsid="00204609" officeooo:paragraph-rsid="00204609"/>
    </style:style>
    <style:style style:name="P28" style:family="paragraph" style:parent-style-name="Standard">
      <style:text-properties fo:language="en" fo:country="US" officeooo:rsid="0021dbc9" officeooo:paragraph-rsid="003f3721"/>
    </style:style>
    <style:style style:name="P29" style:family="paragraph" style:parent-style-name="Standard">
      <style:text-properties fo:language="en" fo:country="US" officeooo:rsid="0021dbc9" officeooo:paragraph-rsid="004c9b89"/>
    </style:style>
    <style:style style:name="P30" style:family="paragraph" style:parent-style-name="Standard">
      <style:text-properties fo:language="en" fo:country="US" officeooo:rsid="003f3721" officeooo:paragraph-rsid="003f3721"/>
    </style:style>
    <style:style style:name="P31" style:family="paragraph" style:parent-style-name="Standard">
      <style:text-properties fo:language="en" fo:country="US" officeooo:rsid="003f3721" officeooo:paragraph-rsid="003fc744"/>
    </style:style>
    <style:style style:name="P32" style:family="paragraph" style:parent-style-name="Standard">
      <style:text-properties fo:language="en" fo:country="US" fo:font-weight="bold" officeooo:paragraph-rsid="0035c559" style:font-weight-asian="bold" style:font-weight-complex="bold"/>
    </style:style>
    <style:style style:name="P33" style:family="paragraph" style:parent-style-name="Standard">
      <style:text-properties fo:language="en" fo:country="US" fo:font-weight="bold" officeooo:rsid="00239d63" officeooo:paragraph-rsid="00239d63" style:font-weight-asian="bold" style:font-weight-complex="bold"/>
    </style:style>
    <style:style style:name="P34" style:family="paragraph" style:parent-style-name="Standard">
      <style:text-properties fo:language="en" fo:country="US" fo:font-weight="bold" officeooo:rsid="0026baa0" officeooo:paragraph-rsid="0028344e" style:font-weight-asian="bold" style:font-weight-complex="bold"/>
    </style:style>
    <style:style style:name="P35" style:family="paragraph" style:parent-style-name="Standard">
      <style:text-properties fo:language="en" fo:country="US" officeooo:rsid="0020a6a0" officeooo:paragraph-rsid="0020a6a0"/>
    </style:style>
    <style:style style:name="P36" style:family="paragraph" style:parent-style-name="Standard">
      <style:text-properties fo:language="en" fo:country="US" officeooo:rsid="0020a6a0" officeooo:paragraph-rsid="003f3721"/>
    </style:style>
    <style:style style:name="P37" style:family="paragraph" style:parent-style-name="Standard">
      <style:text-properties fo:language="en" fo:country="US" officeooo:rsid="00239d63" officeooo:paragraph-rsid="00239d63"/>
    </style:style>
    <style:style style:name="P38" style:family="paragraph" style:parent-style-name="Standard">
      <style:text-properties fo:language="en" fo:country="US" officeooo:rsid="00239d63" officeooo:paragraph-rsid="002457ce"/>
    </style:style>
    <style:style style:name="P39" style:family="paragraph" style:parent-style-name="Standard">
      <style:text-properties fo:language="en" fo:country="US" officeooo:rsid="003fc744" officeooo:paragraph-rsid="003fc744"/>
    </style:style>
    <style:style style:name="P40" style:family="paragraph" style:parent-style-name="Standard">
      <style:text-properties fo:language="en" fo:country="US" officeooo:rsid="002457ce" officeooo:paragraph-rsid="002457ce"/>
    </style:style>
    <style:style style:name="P41" style:family="paragraph" style:parent-style-name="Standard">
      <style:text-properties fo:language="en" fo:country="US" officeooo:rsid="003ad6cd" officeooo:paragraph-rsid="003ad6cd"/>
    </style:style>
    <style:style style:name="P42" style:family="paragraph" style:parent-style-name="Standard">
      <style:text-properties fo:language="en" fo:country="US" officeooo:rsid="0035c559" officeooo:paragraph-rsid="0035c559"/>
    </style:style>
    <style:style style:name="P43" style:family="paragraph" style:parent-style-name="Standard">
      <style:text-properties fo:language="en" fo:country="US" officeooo:rsid="0025340b" officeooo:paragraph-rsid="0025340b"/>
    </style:style>
    <style:style style:name="P44" style:family="paragraph" style:parent-style-name="Standard">
      <style:text-properties fo:language="en" fo:country="US" officeooo:rsid="0026baa0" officeooo:paragraph-rsid="0026baa0"/>
    </style:style>
    <style:style style:name="P45" style:family="paragraph" style:parent-style-name="Standard">
      <style:text-properties fo:language="en" fo:country="US" officeooo:rsid="002c46be" officeooo:paragraph-rsid="002c46be"/>
    </style:style>
    <style:style style:name="P46" style:family="paragraph" style:parent-style-name="Standard">
      <style:text-properties fo:language="en" fo:country="US" officeooo:rsid="0028344e" officeooo:paragraph-rsid="0028344e"/>
    </style:style>
    <style:style style:name="P47" style:family="paragraph" style:parent-style-name="Standard">
      <style:text-properties fo:language="en" fo:country="US" officeooo:rsid="0036df5d" officeooo:paragraph-rsid="0036df5d"/>
    </style:style>
    <style:style style:name="P48" style:family="paragraph" style:parent-style-name="Standard">
      <style:text-properties fo:language="en" fo:country="US" officeooo:rsid="00417273" officeooo:paragraph-rsid="0036df5d"/>
    </style:style>
    <style:style style:name="P49" style:family="paragraph" style:parent-style-name="Standard">
      <style:text-properties fo:language="en" fo:country="US" officeooo:rsid="00417273" officeooo:paragraph-rsid="00417273"/>
    </style:style>
    <style:style style:name="P50" style:family="paragraph" style:parent-style-name="Standard">
      <style:text-properties fo:language="en" fo:country="US" officeooo:rsid="002a8d25" officeooo:paragraph-rsid="002921af"/>
    </style:style>
    <style:style style:name="P51" style:family="paragraph" style:parent-style-name="Standard">
      <style:text-properties fo:language="en" fo:country="US" officeooo:rsid="00324708" officeooo:paragraph-rsid="00324708"/>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Standard">
      <style:paragraph-properties fo:break-before="page"/>
      <style:text-properties fo:language="en" fo:country="US" officeooo:rsid="0020a6a0" officeooo:paragraph-rsid="0020a6a0"/>
    </style:style>
    <style:style style:name="P55" style:family="paragraph" style:parent-style-name="Standard">
      <style:paragraph-properties fo:break-before="page"/>
      <style:text-properties fo:language="en" fo:country="US" officeooo:rsid="00239d63" officeooo:paragraph-rsid="002457ce"/>
    </style:style>
    <style:style style:name="P56" style:family="paragraph" style:parent-style-name="Standard">
      <style:paragraph-properties fo:break-before="page"/>
      <style:text-properties fo:language="en" fo:country="US" officeooo:rsid="0036df5d" officeooo:paragraph-rsid="0036df5d"/>
    </style:style>
    <style:style style:name="P57" style:family="paragraph" style:parent-style-name="Text_20_body">
      <style:text-properties fo:language="en" fo:country="US"/>
    </style:style>
    <style:style style:name="P58" style:family="paragraph" style:parent-style-name="Text_20_body">
      <style:paragraph-properties fo:margin-top="0in" fo:margin-bottom="0in" loext:contextual-spacing="false"/>
      <style:text-properties fo:language="en" fo:country="US"/>
    </style:style>
    <style:style style:name="P59" style:family="paragraph" style:parent-style-name="Text_20_body">
      <style:paragraph-properties fo:margin-top="0in" fo:margin-bottom="0in" loext:contextual-spacing="false"/>
      <style:text-properties fo:language="en" fo:country="US" officeooo:rsid="004fb6a5" officeooo:paragraph-rsid="004fb6a5"/>
    </style:style>
    <style:style style:name="P60" style:family="paragraph" style:parent-style-name="Text_20_body">
      <style:paragraph-properties fo:margin-top="0in" fo:margin-bottom="0in" loext:contextual-spacing="false"/>
      <style:text-properties fo:language="en" fo:country="US" officeooo:paragraph-rsid="004fb6a5"/>
    </style:style>
    <style:style style:name="P61" style:family="paragraph" style:parent-style-name="Heading_20_2">
      <style:text-properties fo:language="en" fo:country="US"/>
    </style:style>
    <style:style style:name="P62" style:family="paragraph" style:parent-style-name="Heading_20_2">
      <style:text-properties fo:language="en" fo:country="US" officeooo:paragraph-rsid="003f3721"/>
    </style:style>
    <style:style style:name="P63" style:family="paragraph" style:parent-style-name="Heading_20_2" style:list-style-name="">
      <style:text-properties fo:language="en" fo:country="US" officeooo:rsid="00417273" officeooo:paragraph-rsid="00417273"/>
    </style:style>
    <style:style style:name="P64" style:family="paragraph" style:parent-style-name="Heading_20_2">
      <style:paragraph-properties fo:break-before="page"/>
      <style:text-properties fo:language="en" fo:country="US"/>
    </style:style>
    <style:style style:name="P65" style:family="paragraph" style:parent-style-name="Contents_20_Heading">
      <style:text-properties fo:language="en" fo:country="US"/>
    </style:style>
    <style:style style:name="P66" style:family="paragraph" style:parent-style-name="Heading_20_1">
      <style:text-properties fo:language="en" fo:country="US"/>
    </style:style>
    <style:style style:name="P67" style:family="paragraph" style:parent-style-name="Heading_20_1" style:list-style-name="">
      <style:text-properties fo:language="en" fo:country="US"/>
    </style:style>
    <style:style style:name="P68" style:family="paragraph" style:parent-style-name="Heading_20_1">
      <style:paragraph-properties fo:break-before="page"/>
      <style:text-properties fo:language="en" fo:country="US"/>
    </style:style>
    <style:style style:name="P69" style:family="paragraph" style:parent-style-name="Text_20_body" style:list-style-name="">
      <style:text-properties fo:language="en" fo:country="US" officeooo:rsid="001a3bbd" officeooo:paragraph-rsid="0042eb47"/>
    </style:style>
    <style:style style:name="T1" style:family="text">
      <style:text-properties fo:font-size="15pt" style:font-size-asian="15pt" style:font-size-complex="15pt"/>
    </style:style>
    <style:style style:name="T2" style:family="text">
      <style:text-properties fo:font-size="15pt" officeooo:rsid="003f3721" style:font-size-asian="15pt" style:font-size-complex="15pt"/>
    </style:style>
    <style:style style:name="T3" style:family="text">
      <style:text-properties fo:font-size="15pt" officeooo:rsid="003c0e22" style:font-size-asian="15pt" style:font-size-complex="15pt"/>
    </style:style>
    <style:style style:name="T4" style:family="text">
      <style:text-properties fo:font-size="15pt" officeooo:rsid="004c9b89" style:font-size-asian="15pt" style:font-size-complex="15pt"/>
    </style:style>
    <style:style style:name="T5" style:family="text">
      <style:text-properties officeooo:rsid="00172d9f"/>
    </style:style>
    <style:style style:name="T6" style:family="text">
      <style:text-properties officeooo:rsid="00190700"/>
    </style:style>
    <style:style style:name="T7" style:family="text">
      <style:text-properties officeooo:rsid="001a3bbd"/>
    </style:style>
    <style:style style:name="T8" style:family="text">
      <style:text-properties officeooo:rsid="001bf9fb"/>
    </style:style>
    <style:style style:name="T9" style:family="text">
      <style:text-properties fo:font-weight="bold" style:font-weight-asian="bold" style:font-weight-complex="bold"/>
    </style:style>
    <style:style style:name="T10" style:family="text">
      <style:text-properties fo:font-weight="bold" officeooo:rsid="0026baa0" style:font-weight-asian="bold" style:font-weight-complex="bold"/>
    </style:style>
    <style:style style:name="T11" style:family="text">
      <style:text-properties officeooo:rsid="001e9238"/>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officeooo:rsid="00204609"/>
    </style:style>
    <style:style style:name="T15" style:family="text">
      <style:text-properties officeooo:rsid="0020685f"/>
    </style:style>
    <style:style style:name="T16" style:family="text">
      <style:text-properties officeooo:rsid="0020a6a0"/>
    </style:style>
    <style:style style:name="T17" style:family="text">
      <style:text-properties officeooo:rsid="0021dbc9"/>
    </style:style>
    <style:style style:name="T18" style:family="text">
      <style:text-properties officeooo:rsid="00239d63"/>
    </style:style>
    <style:style style:name="T19" style:family="text">
      <style:text-properties officeooo:rsid="002457ce"/>
    </style:style>
    <style:style style:name="T20" style:family="text">
      <style:text-properties officeooo:rsid="0028344e"/>
    </style:style>
    <style:style style:name="T21" style:family="text">
      <style:text-properties officeooo:rsid="002c46be"/>
    </style:style>
    <style:style style:name="T22" style:family="text">
      <style:text-properties officeooo:rsid="002fff20"/>
    </style:style>
    <style:style style:name="T23" style:family="text">
      <style:text-properties officeooo:rsid="00324708"/>
    </style:style>
    <style:style style:name="T24" style:family="text">
      <style:text-properties officeooo:rsid="0034b9fe"/>
    </style:style>
    <style:style style:name="T25" style:family="text">
      <style:text-properties officeooo:rsid="0035c559"/>
    </style:style>
    <style:style style:name="T26" style:family="text">
      <style:text-properties officeooo:rsid="0036df5d"/>
    </style:style>
    <style:style style:name="T27" style:family="text">
      <style:text-properties officeooo:rsid="00376ea3"/>
    </style:style>
    <style:style style:name="T28" style:family="text">
      <style:text-properties officeooo:rsid="00394580"/>
    </style:style>
    <style:style style:name="T29" style:family="text">
      <style:text-properties officeooo:rsid="003c0e22"/>
    </style:style>
    <style:style style:name="T30" style:family="text">
      <style:text-properties officeooo:rsid="003f3721"/>
    </style:style>
    <style:style style:name="T31" style:family="text">
      <style:text-properties officeooo:rsid="003fc744"/>
    </style:style>
    <style:style style:name="T32" style:family="text">
      <style:text-properties officeooo:rsid="00417273"/>
    </style:style>
    <style:style style:name="T33" style:family="text">
      <style:text-properties officeooo:rsid="0042eb47"/>
    </style:style>
    <style:style style:name="T34" style:family="text">
      <style:text-properties officeooo:rsid="00439dce"/>
    </style:style>
    <style:style style:name="T35" style:family="text">
      <style:text-properties officeooo:rsid="0045592b"/>
    </style:style>
    <style:style style:name="T36" style:family="text">
      <style:text-properties officeooo:rsid="0046c0d5"/>
    </style:style>
    <style:style style:name="T37" style:family="text">
      <style:text-properties officeooo:rsid="00497203"/>
    </style:style>
    <style:style style:name="T38" style:family="text">
      <style:text-properties officeooo:rsid="004aea21"/>
    </style:style>
    <style:style style:name="T39" style:family="text">
      <style:text-properties officeooo:rsid="004c9b89"/>
    </style:style>
    <style:style style:name="T40" style:family="text">
      <style:text-properties fo:language="en" fo:country="US"/>
    </style:style>
    <style:style style:name="T41" style:family="text">
      <style:text-properties officeooo:rsid="004fb6a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S</text:span>etting up a <text:span text:style-name="T30">SoftAP </text:span>server <text:span text:style-name="T29">for loopback </text:span></text:p>
      <text:p text:style-name="P5"/>
      <text:p text:style-name="P5">This workbook will describe the steps to setup a <text:span text:style-name="T30">softAP </text:span>server <text:span text:style-name="T30">that can loopback (echo) the received information. It will describe the setup, but also the issues and learning that was obtained during the project.</text:span></text:p>
      <text:p text:style-name="P5"/>
      <text:p text:style-name="P6">Paul van Haastrecht</text:p>
      <text:p text:style-name="P6">January 2018</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53"><text:a xlink:type="simple" xlink:href="#__RefHeading___Toc129_816370782" text:style-name="Index_20_Link" text:visited-style-name="Index_20_Link"><text:span text:style-name="T40">1. Software<text:tab/>2</text:span></text:a></text:p>
          <text:p text:style-name="P53"><text:a xlink:type="simple" xlink:href="#__RefHeading___Toc131_816370782" text:style-name="Index_20_Link" text:visited-style-name="Index_20_Link"><text:span text:style-name="T40">2. Hardware<text:tab/>2</text:span></text:a></text:p>
          <text:p text:style-name="P53"><text:a xlink:type="simple" xlink:href="#__RefHeading___Toc133_816370782" text:style-name="Index_20_Link" text:visited-style-name="Index_20_Link"><text:span text:style-name="T40">3. Software setup<text:tab/>2</text:span></text:a></text:p>
          <text:p text:style-name="P52"><text:a xlink:type="simple" xlink:href="#__RefHeading___Toc2387_816370782" text:style-name="Index_20_Link" text:visited-style-name="Index_20_Link"><text:span text:style-name="T40">3.1 Setup server as SoftAP<text:tab/>2</text:span></text:a></text:p>
          <text:p text:style-name="P52"><text:a xlink:type="simple" xlink:href="#__RefHeading___Toc2393_816370782" text:style-name="Index_20_Link" text:visited-style-name="Index_20_Link"><text:span text:style-name="T40">3.2 setup for different IP<text:tab/>3</text:span></text:a></text:p>
          <text:p text:style-name="P52"><text:a xlink:type="simple" xlink:href="#__RefHeading___Toc2417_816370782" text:style-name="Index_20_Link" text:visited-style-name="Index_20_Link"><text:span text:style-name="T40">3.3 Setup for different MAC<text:tab/>3</text:span></text:a></text:p>
          <text:p text:style-name="P52"><text:a xlink:type="simple" xlink:href="#__RefHeading___Toc141_816370782" text:style-name="Index_20_Link" text:visited-style-name="Index_20_Link"><text:span text:style-name="T40">3.4 Setup Debug<text:tab/>4</text:span></text:a></text:p>
          <text:p text:style-name="P52"><text:a xlink:type="simple" xlink:href="#__RefHeading___Toc143_816370782" text:style-name="Index_20_Link" text:visited-style-name="Index_20_Link"><text:span text:style-name="T40">3.5 Setup Client software<text:tab/>4</text:span></text:a></text:p>
          <text:p text:style-name="P53"><text:a xlink:type="simple" xlink:href="#__RefHeading___Toc145_816370782" text:style-name="Index_20_Link" text:visited-style-name="Index_20_Link"><text:span text:style-name="T40">4 Hardware setup<text:tab/>4</text:span></text:a></text:p>
          <text:p text:style-name="P52"><text:a xlink:type="simple" xlink:href="#__RefHeading___Toc147_816370782" text:style-name="Index_20_Link" text:visited-style-name="Index_20_Link"><text:span text:style-name="T40">4.1 Setup ESP8266<text:tab/>4</text:span></text:a></text:p>
          <text:p text:style-name="P53"><text:a xlink:type="simple" xlink:href="#__RefHeading___Toc151_816370782" text:style-name="Index_20_Link" text:visited-style-name="Index_20_Link"><text:span text:style-name="T40">5. Software usage<text:tab/>5</text:span></text:a></text:p>
          <text:p text:style-name="P52"><text:a xlink:type="simple" xlink:href="#__RefHeading___Toc2389_816370782" text:style-name="Index_20_Link" text:visited-style-name="Index_20_Link"><text:span text:style-name="T40">5.1 Starting as SoftAP<text:tab/>5</text:span></text:a></text:p>
          <text:p text:style-name="P52"><text:a xlink:type="simple" xlink:href="#__RefHeading___Toc159_816370782" text:style-name="Index_20_Link" text:visited-style-name="Index_20_Link"><text:span text:style-name="T40">5.2 Client connection setup<text:tab/>6</text:span></text:a></text:p>
          <text:p text:style-name="P53"><text:a xlink:type="simple" xlink:href="#__RefHeading___Toc161_816370782" text:style-name="Index_20_Link" text:visited-style-name="Index_20_Link"><text:span text:style-name="T40">6. Using software<text:tab/>6</text:span></text:a></text:p>
          <text:p text:style-name="P52"><text:a xlink:type="simple" xlink:href="#__RefHeading___Toc200_816370782" text:style-name="Index_20_Link" text:visited-style-name="Index_20_Link"><text:span text:style-name="T40">6.1 loopback<text:tab/>7</text:span></text:a></text:p>
          <text:p text:style-name="P53"><text:a xlink:type="simple" xlink:href="#__RefHeading___Toc163_816370782" text:style-name="Index_20_Link" text:visited-style-name="Index_20_Link"><text:span text:style-name="T40">7. Software insights in the Sketch<text:tab/>8</text:span></text:a></text:p>
          <text:p text:style-name="P53"><text:a xlink:type="simple" xlink:href="#__RefHeading___Toc165_816370782" text:style-name="Index_20_Link" text:visited-style-name="Index_20_Link"><text:span text:style-name="T40">8. Software insights in the driver<text:tab/>9</text:span></text:a></text:p>
          <text:p text:style-name="P52"><text:a xlink:type="simple" xlink:href="#__RefHeading___Toc169_816370782" text:style-name="Index_20_Link" text:visited-style-name="Index_20_Link"><text:span text:style-name="T40">8.1 RAM space<text:tab/>9</text:span></text:a></text:p>
          <text:p text:style-name="P52"><text:a xlink:type="simple" xlink:href="#__RefHeading___Toc171_816370782" text:style-name="Index_20_Link" text:visited-style-name="Index_20_Link"><text:span text:style-name="T40">8.2 SoftSerial<text:tab/>9</text:span></text:a></text:p>
        </text:index-body>
      </text:table-of-content>
      <text:p text:style-name="P7"/>
      <text:p text:style-name="P5"/>
      <text:h text:style-name="P67" text:outline-level="1"/>
      <text:h text:style-name="P68" text:outline-level="1"><text:bookmark-start text:name="__RefHeading___Toc129_816370782"/><text:span text:style-name="T24">1. </text:span>Software<text:bookmark-end text:name="__RefHeading___Toc129_816370782"/></text:h>
      <text:p text:style-name="P5">The test has been performed with the Arduino IDE 1.8.6.</text:p>
      <text:p text:style-name="P5"/>
      <text:p text:style-name="P5">It requires the enhanced version of the Sparkfun ESP8266 AT WIFI shield library from github</text:p>
      <text:p text:style-name="P3"><text:a xlink:type="simple" xlink:href="https://github.com/paulvha/PVH_ESP8266_AT_Arduino_Library" text:style-name="Internet_20_link" text:visited-style-name="Visited_20_Internet_20_Link"><text:span text:style-name="T40">https://github.com/paulvha/PVH_ESP8266_AT_Arduino_Library</text:span></text:a></text:p>
      <text:p text:style-name="P5"/>
      <text:p text:style-name="P5">This needs to be installed as any other IDE library. (there is enough documentation around that<text:span text:style-name="T6">) Install the library, restart the IDE.</text:span></text:p>
      <text:p text:style-name="P5"/>
      <text:p text:style-name="P7">For the remote client and separate test program is developed in C-language.: tclient.c. <text:span text:style-name="T39">It is available in the “extra” folder of the library.</text:span> This program has successfully been used on the Raspberry PI and Ubuntu.</text:p>
      <text:p text:style-name="P7"/>
      <text:h text:style-name="P66" text:outline-level="1"><text:bookmark-start text:name="__RefHeading___Toc131_816370782"/><text:span text:style-name="T24">2. </text:span>Hardware<text:bookmark-end text:name="__RefHeading___Toc131_816370782"/></text:h>
      <text:p text:style-name="P8">I have used an Arduino Uno and a Sparkfun ESP8266 WIFI Shield.</text:p>
      <text:p text:style-name="P4"><text:span text:style-name="T40"><text:s/>( </text:span><text:a xlink:type="simple" xlink:href="https://www.sparkfun.com/products/13287" text:style-name="Internet_20_link" text:visited-style-name="Visited_20_Internet_20_Link"><text:span text:style-name="T40">https://www.sparkfun.com/products/13287</text:span></text:a><text:span text:style-name="T40">) .</text:span></text:p>
      <text:p text:style-name="P7"/>
      <text:h text:style-name="P66" text:outline-level="1"><text:bookmark-start text:name="__RefHeading___Toc133_816370782"/><text:span text:style-name="T24">3. </text:span>Software setup <text:bookmark-end text:name="__RefHeading___Toc133_816370782"/></text:h>
      <text:h text:style-name="P62" text:outline-level="2"><text:bookmark-start text:name="__RefHeading___Toc2387_816370782"/><text:span text:style-name="T30">3.1 </text:span>Setup <text:span text:style-name="T8">server as</text:span> SoftAP<text:bookmark-end text:name="__RefHeading___Toc2387_816370782"/></text:h>
      <text:p text:style-name="P9">Obtain the example : </text:p>
      <text:p text:style-name="P9">File, Examples, (scroll down) PVH_ESP8266_AT , pvh_ESP8266_SoftAP_<text:span text:style-name="T31">loopback</text:span></text:p>
      <text:p text:style-name="P9"/>
      <text:p text:style-name="P9">Save this for your self : File, save-as <text:span text:style-name="T7">(give it a name)</text:span></text:p>
      <text:p text:style-name="P9"/>
      <text:p text:style-name="P10">Look for :</text:p>
      <text:p text:style-name="P10"><text:tab/>///////////////////////////////////////////</text:p>
      <text:p text:style-name="P10"><text:tab/>// ESP8266Server definition //</text:p>
      <text:p text:style-name="P10"><text:tab/>///////////////////////////////////////////</text:p>
      <text:p text:style-name="P10"><text:tab/>// (This is only global because it's called in both setup() and loop()).</text:p>
      <text:p text:style-name="P10"><text:tab/>// CHANGE BELOW TO SET YOUR OWN SSID AND PASSWORD</text:p>
      <text:p text:style-name="P10"><text:tab/>char serverSSID[]="testserver"; <text:s text:c="5"/>// name</text:p>
      <text:p text:style-name="P10"><text:tab/>char serverPSK[]="sparkfun"; <text:s text:c="8"/>// password</text:p>
      <text:p text:style-name="P10"><text:tab/>uint16_t server_port = 33<text:span text:style-name="T30">3</text:span>;</text:p>
      <text:p text:style-name="P10"/>
      <text:p text:style-name="P10">You do NOT have to change it, but you can change the SSID <text:span text:style-name="T37">network </text:span>name <text:span text:style-name="T37">and/</text:span>or password. If you change the server_port number, you will also have to change this in tclient.c (PORT_LOOP).</text:p>
      <text:h text:style-name="P63" text:outline-level="2"/>
      <text:h text:style-name="P64" text:outline-level="2"><text:bookmark-start text:name="__RefHeading___Toc2393_816370782"/>3.2 setup for different IP<text:bookmark-end text:name="__RefHeading___Toc2393_816370782"/></text:h>
      <text:p text:style-name="P58"><text:bookmark-start text:name="__RefHeading___Toc2395_816370782"/>Look for :<text:bookmark-end text:name="__RefHeading___Toc2395_816370782"/></text:p>
      <text:p text:style-name="P59"><text:tab/>////////////////////////////////////////////////////////////////////////////</text:p>
      <text:p text:style-name="P59"><text:tab/>// <text:s text:c="2"/>set new newSoftIP[]= "" if no change wanted <text:s text:c="3"/>//</text:p>
      <text:p text:style-name="P59"><text:tab/>///////////////////////////////////////////////////////////////////////////</text:p>
      <text:p text:style-name="P59"><text:tab/>char newSoftIP[] = "";</text:p>
      <text:p text:style-name="P59"><text:tab/>//char newSoftIP[]="192.168.2.100"; <text:s text:c="2"/>// new IP address.</text:p>
      <text:p text:style-name="P59"><text:tab/>char newSoftGateway[] ="192.168.2.1"; // new Gateway</text:p>
      <text:p text:style-name="P59"><text:tab/>char newSoftMask[]="255.255.255.0"; <text:s text:c="2"/>// new Mask</text:p>
      <text:p text:style-name="P58"/>
      <text:p text:style-name="P58"><text:bookmark-start text:name="__RefHeading___Toc2411_816370782"/>If you want to change the default SoftAP IP address you can do so. <text:bookmark-end text:name="__RefHeading___Toc2411_816370782"/></text:p>
      <text:p text:style-name="P60"><text:bookmark-start text:name="__RefHeading___Toc2413_816370782"/>Comment : //<text:span text:style-name="T41">newSoftIP[] </text:span>=””<text:bookmark-end text:name="__RefHeading___Toc2413_816370782"/></text:p>
      <text:p text:style-name="P60"><text:bookmark-start text:name="__RefHeading___Toc2415_816370782"/><text:span text:style-name="T33">Uncomment <text:s/></text:span>the example: <text:s/><text:span text:style-name="T33">char newSoftIP[] = “192.168.2.100” and adjust your IP.</text:span><text:bookmark-end text:name="__RefHeading___Toc2415_816370782"/></text:p>
      <text:h text:style-name="P69" text:outline-level="2"/>
      <text:h text:style-name="P61" text:outline-level="2"><text:bookmark-start text:name="__RefHeading___Toc2417_816370782"/>3.3 Setup for different MAC<text:bookmark-end text:name="__RefHeading___Toc2417_816370782"/></text:h>
      <text:p text:style-name="P57"><text:bookmark-start text:name="__RefHeading___Toc2419_816370782"/>Look for:<text:bookmark-end text:name="__RefHeading___Toc2419_816370782"/></text:p>
      <text:p text:style-name="P58"><text:bookmark-start text:name="__RefHeading___Toc2421_816370782"/><text:tab/>//////////////////////////////////////////////////////////////////////////////////////////////////////////////<text:bookmark-end text:name="__RefHeading___Toc2421_816370782"/></text:p>
      <text:p text:style-name="P58"><text:bookmark-start text:name="__RefHeading___Toc2423_816370782"/><text:tab/>// <text:s text:c="116"/>//<text:bookmark-end text:name="__RefHeading___Toc2423_816370782"/></text:p>
      <text:p text:style-name="P58"><text:bookmark-start text:name="__RefHeading___Toc2425_816370782"/><text:tab/>// SOFT MAC SHOULD BE UNIQUE AND NOT EQUAL TO ANY <text:s text:c="8"/>//<text:bookmark-end text:name="__RefHeading___Toc2425_816370782"/></text:p>
      <text:p text:style-name="P58"><text:bookmark-start text:name="__RefHeading___Toc2427_816370782"/><text:tab/>// OTHER MAC ON THE NETWORK, INCLUDING THE HARDWARE //<text:bookmark-end text:name="__RefHeading___Toc2427_816370782"/></text:p>
      <text:p text:style-name="P58"><text:bookmark-start text:name="__RefHeading___Toc2429_816370782"/><text:tab/>// MAC OF THE ESP8266 <text:s text:c="77"/>//<text:bookmark-end text:name="__RefHeading___Toc2429_816370782"/></text:p>
      <text:p text:style-name="P58"><text:bookmark-start text:name="__RefHeading___Toc2431_816370782"/><text:tab/>// <text:s text:c="118"/>//<text:bookmark-end text:name="__RefHeading___Toc2431_816370782"/></text:p>
      <text:p text:style-name="P60"><text:bookmark-start text:name="__RefHeading___Toc2433_816370782"/><text:s text:c="12"/>// set new <text:span text:style-name="T41">newSoftMAC</text:span>[]= "" if no change wanted <text:s text:c="38"/>//<text:bookmark-end text:name="__RefHeading___Toc2433_816370782"/></text:p>
      <text:p text:style-name="P58"><text:bookmark-start text:name="__RefHeading___Toc2435_816370782"/><text:s text:c="11"/>///////////////////////////////////////////////////////////////////////////////////////////////////////////////<text:bookmark-end text:name="__RefHeading___Toc2435_816370782"/></text:p>
      <text:p text:style-name="P60"><text:bookmark-start text:name="__RefHeading___Toc2437_816370782"/><text:tab/><text:span text:style-name="T41">char newSoftMAC[] = "";</text:span><text:bookmark-end text:name="__RefHeading___Toc2437_816370782"/></text:p>
      <text:p text:style-name="P59"><text:tab/>//char newSoftMAC[]="5e:cf:7f:e3:7F:11"; <text:s text:c="2"/>// new MAC address.</text:p>
      <text:p text:style-name="P58"/>
      <text:p text:style-name="P58"><text:bookmark-start text:name="__RefHeading___Toc2441_816370782"/><text:span text:style-name="T34">I</text:span>f you want to change the default SoftAP <text:span text:style-name="T34">MAC</text:span> you can do so. <text:bookmark-end text:name="__RefHeading___Toc2441_816370782"/></text:p>
      <text:p text:style-name="P60"><text:bookmark-start text:name="__RefHeading___Toc2443_816370782"/>Comment : //char <text:span text:style-name="T41">newSoftMAC[]</text:span>=””<text:bookmark-end text:name="__RefHeading___Toc2443_816370782"/></text:p>
      <text:p text:style-name="P60"><text:bookmark-start text:name="__RefHeading___Toc2445_816370782"/><text:span text:style-name="T33">Uncomment <text:s/></text:span>the example: <text:s/><text:span text:style-name="T33">char newSoftMAC[]="5e:cf:7f:e3:7F:11" and adjust your MAC.</text:span><text:bookmark-end text:name="__RefHeading___Toc2445_816370782"/></text:p>
      <text:h text:style-name="P64" text:outline-level="2"><text:bookmark-start text:name="__RefHeading___Toc141_816370782"/><text:span text:style-name="T24">3.4 </text:span>Setup Debug<text:bookmark-end text:name="__RefHeading___Toc141_816370782"/></text:h>
      <text:p text:style-name="P11">A new feature with this driver is to see what information is exchanged between the Arduino and ESP8266. In the setup(),</text:p>
      <text:p text:style-name="P11"/>
      <text:p text:style-name="P11"><text:s text:c="2"/><text:tab/>// enable debug data from driver</text:p>
      <text:p text:style-name="P11"><text:s text:c="2"/><text:tab/>// (0 = disable (default), 1 = show commands, 2 = detailed)</text:p>
      <text:p text:style-name="P11"><text:s/><text:tab/> esp8266.debug(0);</text:p>
      <text:p text:style-name="P11"/>
      <text:p text:style-name="P11">0 <text:s/>is default (actually you do not need to call it), </text:p>
      <text:p text:style-name="P11">1 <text:s/>will show which commands are sent to the ESP8266. This will align with the ESP8266 AT</text:p>
      <text:p text:style-name="P11"><text:s text:c="4"/>documentation (which is also stored in the extra directory of the driver)</text:p>
      <text:p text:style-name="P11">2 <text:s/>will show next to the commands, the feedback from the ESP8266. The format <text:s/><text:span text:style-name="T11">for each line</text:span>:</text:p>
      <text:p text:style-name="P11"><text:tab/>btb C H B \n</text:p>
      <text:p text:style-name="P11"><text:tab/><text:tab/>btb: byte to buffer routine</text:p>
      <text:p text:style-name="P11"><text:tab/><text:tab/>C : character as received</text:p>
      <text:p text:style-name="P11"><text:tab/><text:tab/>H : hex value of the character</text:p>
      <text:p text:style-name="P11"><text:tab/><text:tab/>B : buffer index</text:p>
      <text:p text:style-name="P11"/>
      <text:p text:style-name="P12">With option 2 it might be hard to see at the serial output as a lot of information is flowing over the screen, but you can pause that and scroll back by disabling <text:span text:style-name="T12">auto scroll</text:span> bottom left in the IDE serial <text:span text:style-name="T39">monitor</text:span>.</text:p>
      <text:p text:style-name="P12"/>
      <text:h text:style-name="P61" text:outline-level="2"><text:bookmark-start text:name="__RefHeading___Toc143_816370782"/><text:span text:style-name="T25">3.5 </text:span>Setup Client software<text:bookmark-end text:name="__RefHeading___Toc143_816370782"/></text:h>
      <text:p text:style-name="P13">The tclient.c has been tested under <text:span text:style-name="T39">L</text:span>inux on the Raspberry Pi-3 and Ubuntu. <text:s/>To compile on the Raspberry Pi: <text:span text:style-name="T9"><text:s/>cc -o tclient tclient.c. </text:span><text:span text:style-name="T13"><text:s/>With little changes (e.g. getopt) it could be made to work </text:span></text:p>
      <text:p text:style-name="P14">also under windows.</text:p>
      <text:p text:style-name="P14"/>
      <text:h text:style-name="P66" text:outline-level="1"><text:bookmark-start text:name="__RefHeading___Toc145_816370782"/><text:span text:style-name="T24">4 </text:span>Hardware setup<text:bookmark-end text:name="__RefHeading___Toc145_816370782"/></text:h>
      <text:h text:style-name="P61" text:outline-level="2"><text:bookmark-start text:name="__RefHeading___Toc147_816370782"/><text:span text:style-name="T24">4.1 </text:span>Setup ESP8266<text:bookmark-end text:name="__RefHeading___Toc147_816370782"/></text:h>
      <text:p text:style-name="P15">Set the switch <text:span text:style-name="T16">for the serial connection</text:span> on the ESP8266 to SW (softserial), otherwise it will not work. I have connected <text:span text:style-name="T15">the Arduino Stackable Header Kit, so it connects directly to the board. <text:s/>I had issues with that it would not connect. For that I have include txpower() in the sketch (see later “software insights in sketch”)</text:span></text:p>
      <text:h text:style-name="P67" text:outline-level="1"/>
      <text:h text:style-name="P68" text:outline-level="1"><text:bookmark-start text:name="__RefHeading___Toc151_816370782"/><text:span text:style-name="T24">5. </text:span>Software <text:span text:style-name="T14">usage</text:span><text:bookmark-end text:name="__RefHeading___Toc151_816370782"/></text:h>
      <text:h text:style-name="P62" text:outline-level="2"><text:bookmark-start text:name="__RefHeading___Toc2389_816370782"/><text:span text:style-name="T30">5.1 Starting as</text:span> SoftA<text:span text:style-name="T35">P</text:span><text:bookmark-end text:name="__RefHeading___Toc2389_816370782"/></text:h>
      <text:p text:style-name="P24">After setting the parameters, compile and loading to the Arduino. Then open the serial monitor for 9600 baud connection (default)</text:p>
      <text:p text:style-name="P24"/>
      <text:p text:style-name="P24">The first message is : <text:s/><text:span text:style-name="T9">Press any key to begin.</text:span></text:p>
      <text:p text:style-name="P24"/>
      <text:p text:style-name="P24">This is waiting on your presence . After pressing &lt;enter&gt; the following sequence will appear</text:p>
      <text:p text:style-name="P24"/>
      <text:p text:style-name="P24"><text:tab/>initializing ESP8266</text:p>
      <text:p text:style-name="P24"><text:tab/>ESP8266 Shield Present</text:p>
      <text:p text:style-name="P24"><text:tab/>Stop any server running + board reset ( 2 - 3 seconds)</text:p>
      <text:p text:style-name="P28"><text:tab/>initializing Access Point</text:p>
      <text:p text:style-name="P28"><text:tab/>Mode set to SoftAP and station</text:p>
      <text:p text:style-name="P28"><text:tab/></text:p>
      <text:p text:style-name="P28"><text:tab/>Press any key to start server. </text:p>
      <text:p text:style-name="P28"/>
      <text:p text:style-name="P28">After pressing &lt;enter&gt; you will see something like:</text:p>
      <text:p text:style-name="P28"><text:tab/></text:p>
      <text:p text:style-name="P30"><text:tab/>Server timeout 60</text:p>
      <text:p text:style-name="P30"><text:tab/>Connect to address : 192.168.4.1 port for GPIO test : 333 </text:p>
      <text:p text:style-name="P28"/>
      <text:p text:style-name="P28">Watch the IP address , as you need that later on for the command line on your client application </text:p>
      <text:p text:style-name="P28"/>
      <text:p text:style-name="P32">NOTE</text:p>
      <text:p text:style-name="P25">Sometimes however, <text:span text:style-name="T16">much </text:span>more than I want<text:span text:style-name="T16">ed</text:span>, <text:span text:style-name="T16">my</text:span> board <text:span text:style-name="T16">wa</text:span>s not reacting (this can be seen with setting debug to 2). <text:span text:style-name="T16">This was mostly caused in what operating state the board left behind before starting this sketch. </text:span>If it ends with <text:span text:style-name="T17">something like</text:span>:</text:p>
      <text:p text:style-name="P35"><text:tab/>Error during stopping server.</text:p>
      <text:p text:style-name="P35"><text:tab/>Error: 0</text:p>
      <text:p text:style-name="P35"><text:tab/>Looping forever. </text:p>
      <text:p text:style-name="P26"><text:span text:style-name="T16">T</text:span>he best way is to close the serial <text:span text:style-name="T16">monitor</text:span> and re-open the serial <text:span text:style-name="T16">monitor</text:span> <text:span text:style-name="T16">and try again. Sometimes I had to do so 3 times, sometimes I had to re-compile and reload, sometimes I had to remove the USB for a hard reset. Using the reset switch does not do ANYTHING, other than reboot the Arduino.</text:span></text:p>
      <text:p text:style-name="P27"/>
      <text:p text:style-name="P35"><text:span text:style-name="T9">WARNING:</text:span> IF YOU REMOVE AND RE-APPLY POWER, MAKE SURE THAT THE SERIAL MONITOR IS CLOSED. OTHERWISE IT WILL NOT RE-CONNECT ON THE SAME USB PORT</text:p>
      <text:p text:style-name="P35"/>
      <text:p text:style-name="P54"/>
      <text:h text:style-name="P61" text:outline-level="2"><text:bookmark-start text:name="__RefHeading___Toc159_816370782"/><text:span text:style-name="T24">5.2 </text:span>Client <text:span text:style-name="T36">connection </text:span>setup<text:bookmark-end text:name="__RefHeading___Toc159_816370782"/></text:h>
      <text:p text:style-name="P29"><text:span text:style-name="T30">Y</text:span>ou must login to this access point from your the remote PC/Raspberry Pi . </text:p>
      <text:p text:style-name="P29"><text:span text:style-name="T9">WARNING : You will have to check this every time you restart the program</text:span> !! </text:p>
      <text:p text:style-name="P29">Your remote PC/Raspberry Pi must be connected wireless (as this is a wireless access point) and look for the SSID with the name you selected (default: testserver). Select that and enter the password that you have set (default: sparkfun). If will take sometime to connect. </text:p>
      <text:p text:style-name="P28"/>
      <text:p text:style-name="P28">If it can not find the SSID, try refresh the list, try to get closer to the Arduino and shield, change the angle a bit. If that does not work, look whether you see the SSID on your smart-phone. There are also special programs <text:span text:style-name="T18">that show available SSID’s. </text:span><text:s/>If NOT <text:span text:style-name="T18">found</text:span>, restart the server, close the serial monitor and start again. If you see it, but can not login, check your password, check the signal strength etc. <text:s/></text:p>
      <text:p text:style-name="P36"/>
      <text:p text:style-name="P37">To start the client connection, type ./tclient -<text:span text:style-name="T25">l</text:span> &lt;IP-address&gt; <text:span text:style-name="T39">(lowercase ‘L’)</text:span></text:p>
      <text:p text:style-name="P37">Taken the examples above <text:s/>running as Server <text:s/>: ./tclient -<text:span text:style-name="T29">l</text:span> 192.168.<text:span text:style-name="T30">4</text:span>.1</text:p>
      <text:p text:style-name="P37"/>
      <text:p text:style-name="P37">The port (33<text:span text:style-name="T25">3</text:span>) is hard coded in the program and chosen as you select -<text:span text:style-name="T28">l</text:span> option.</text:p>
      <text:p text:style-name="P37"/>
      <text:h text:style-name="P66" text:outline-level="1"><text:bookmark-start text:name="__RefHeading___Toc161_816370782"/><text:span text:style-name="T24">6. </text:span>Using software <text:bookmark-end text:name="__RefHeading___Toc161_816370782"/></text:h>
      <text:p text:style-name="P30">About every 10 seconds the server will display who is connected to the server, NOT who has a socket opened. So once you logged <text:span text:style-name="T39">on to</text:span> the <text:span text:style-name="T39">Access Point,</text:span> every 10 seconds you should see in the serial monitor something like</text:p>
      <text:p text:style-name="P30"/>
      <text:p text:style-name="P30"><text:tab/>Connected to Access Point:</text:p>
      <text:p text:style-name="P30"><text:tab/> <text:s text:c="3"/>IP <text:s text:c="10"/>, <text:s text:c="3"/>MAC</text:p>
      <text:p text:style-name="P30"><text:tab/>192.168.4.2,b8:27:eb:1a:7e:34 <text:line-break/></text:p>
      <text:p text:style-name="P30">This has been done to show it can be done :-)</text:p>
      <text:p text:style-name="P30"/>
      <text:p text:style-name="P30">As soon as the tclient has started you should see :</text:p>
      <text:p text:style-name="P31"/>
      <text:p text:style-name="P39"><text:tab/>Client detected</text:p>
      <text:p text:style-name="P31"><text:span text:style-name="T31"><text:tab/>Loop back client connected! </text:span><text:line-break/></text:p>
      <text:p text:style-name="P37">If NOT, <text:span text:style-name="T25">press CONTROL-C on the client to exit the tclient</text:span> and <text:span text:style-name="T19">try to </text:span>connect <text:span text:style-name="T19">the tclient </text:span>again.</text:p>
      <text:p text:style-name="P37"/>
      <text:p text:style-name="P33">NOTE: </text:p>
      <text:p text:style-name="P37">If the client show “connect error”, most of the time the ESP8266 server has not been started and waiting on you to press enter. (happened to me more than once).</text:p>
      <text:p text:style-name="P37"/>
      <text:p text:style-name="P38"><text:span text:style-name="T9">WARNING: </text:span>IT WILL TAKE SOMETIME BEFORE THE SERVER STARTS, BUT ALSO SOMETIME AFTER THE CLIENT DISCONNECT AND CAN CONNECT AGAIN. </text:p>
      <text:p text:style-name="P38">WAIT 10 SECONDS AFTER <text:span text:style-name="T19">SERVER </text:span>START OR DISCONNECT TO <text:s/>(RE) CONNECT.</text:p>
      <text:p text:style-name="P38"/>
      <text:p text:style-name="P55"/>
      <text:h text:style-name="P61" text:outline-level="2"><text:bookmark-start text:name="__RefHeading___Toc200_816370782"/>6.1 loopback<text:bookmark-end text:name="__RefHeading___Toc200_816370782"/></text:h>
      <text:p text:style-name="P40">On the client you should see :</text:p>
      <text:p text:style-name="P41"><text:tab/>Loop back demo</text:p>
      <text:p text:style-name="P42"><text:tab/>to remote :</text:p>
      <text:p text:style-name="P42"/>
      <text:p text:style-name="P42">As example you type : hallo &lt;enter&gt;</text:p>
      <text:p text:style-name="P42"/>
      <text:p text:style-name="P42"><text:tab/>sending</text:p>
      <text:p text:style-name="P42"><text:tab/>waiting for echo</text:p>
      <text:p text:style-name="P42"><text:tab/></text:p>
      <text:p text:style-name="P42"><text:tab/>received: <text:s/>hallo</text:p>
      <text:p text:style-name="P42"/>
      <text:p text:style-name="P40"><text:tab/><text:span text:style-name="T25">to remote:</text:span></text:p>
      <text:p text:style-name="P43"/>
      <text:p text:style-name="P42">On the serial monitor you’ll see:</text:p>
      <text:p text:style-name="P42"/>
      <text:p text:style-name="P42"><text:tab/>Client detected</text:p>
      <text:p text:style-name="P42"><text:tab/>Loop back client connected!</text:p>
      <text:p text:style-name="P42"><text:tab/>Received : hallo</text:p>
      <text:p text:style-name="P41"/>
      <text:p text:style-name="P41">P.s. <text:span text:style-name="T29">Loopback &amp; </text:span>Talkback <text:span text:style-name="T29">sketch have a</text:span> time out after 1 minute of no activity.</text:p>
      <text:h text:style-name="P68" text:outline-level="1"><text:bookmark-start text:name="__RefHeading___Toc163_816370782"/><text:span text:style-name="T24">7. </text:span>Software insights in the Sketch<text:bookmark-end text:name="__RefHeading___Toc163_816370782"/></text:h>
      <text:p text:style-name="P44"/>
      <text:p text:style-name="P44">Sharing some aspects of the software to share.</text:p>
      <text:p text:style-name="P44"/>
      <text:p text:style-name="P45"><text:s/></text:p>
      <text:p text:style-name="P46">Setup()</text:p>
      <text:p text:style-name="P46"><text:span text:style-name="T13">The</text:span><text:span text:style-name="T9"> </text:span><text:span text:style-name="T10">esp8266.</text:span><text:span text:style-name="T9">debug</text:span><text:span text:style-name="T10">() </text:span>See the debug information in the chapter setting up software</text:p>
      <text:p text:style-name="P46"><text:s/></text:p>
      <text:p text:style-name="P44">initializeESP8266() </text:p>
      <text:p text:style-name="P44">The <text:span text:style-name="T9">esp8266.tcpStopServer() </text:span>is a new feature. When setting up as a server we want to be able to <text:span text:style-name="T21">potentially </text:span>switch to different port th<text:span text:style-name="T39">e</text:span>n the current. This can only be done if we first STOP a potential current server. Stopping means also a reset, which takes time and it is important to wait for proper reset.</text:p>
      <text:p text:style-name="P44"/>
      <text:p text:style-name="P46">The <text:span text:style-name="T9">esp8266.txpower(ESP8266_POWER_SET, 40) </text:span>is a new feature. It allows to set the transmitter power in steps of 0.25db. The value can be between 0 and 82. Setting it to the highest power however, while using the on-board antenna, caused communication issues. However it solved the issue that I was hardly able with the shield directly connected on the Arduino to connect to my network. More experimenting <text:span text:style-name="T21">should</text:span> be done to find the right signal strength.</text:p>
      <text:p text:style-name="P46"/>
      <text:p text:style-name="P47">With the <text:span text:style-name="T9">setSpeed(19200) </text:span>subroutine you can change the <text:span text:style-name="T9">softSerial()</text:span> speed of communication between the ESP8266 and Arduino. Most of the time the 9600 default is good enough, but you can change it.</text:p>
      <text:p text:style-name="P48"/>
      <text:p text:style-name="P49"><text:span text:style-name="T39">W</text:span>ith the <text:span text:style-name="T9">softwhoconnected() </text:span>subroutine it display the IP and MAC of the clients that have logged on to the AP. That does not mean they have started an application that will require a socket ( like tclient)</text:p>
      <text:p text:style-name="P49"/>
      <text:p text:style-name="P49"><text:span text:style-name="T9">setSoftTimeout() </text:span><text:span text:style-name="T13">is</text:span> used to set a different timeout value for the sockets connected to this server</text:p>
      <text:p text:style-name="P49"/>
      <text:p text:style-name="P49"><text:span text:style-name="T9">setsoftIP() </text:span>will set a new IP address as baseline for the server, <text:span text:style-name="T39">if one has been defined</text:span></text:p>
      <text:p text:style-name="P49"/>
      <text:p text:style-name="P49"><text:span text:style-name="T9">setsoftMAC() </text:span>will set a new MAC. This MAC can NOT be the same as an device connected to the network (including the hardware Mac of the ESP8266)</text:p>
      <text:p text:style-name="P49"/>
      <text:p text:style-name="P47">The <text:span text:style-name="T9">firmware_info() </text:span>subroutine will obtain the firmware information from the ESP8266. </text:p>
      <text:p text:style-name="P50"/>
      <text:p text:style-name="P47"/>
      <text:p text:style-name="P56"/>
      <text:h text:style-name="P66" text:outline-level="1"><text:bookmark-start text:name="__RefHeading___Toc165_816370782"/><text:span text:style-name="T24">8. </text:span>Software insights in the <text:span text:style-name="T20">driver</text:span><text:bookmark-end text:name="__RefHeading___Toc165_816370782"/></text:h>
      <text:p text:style-name="P34"/>
      <text:p text:style-name="P16">A large number of changes have applied for the driver and are documented in a separately.</text:p>
      <text:p text:style-name="P16"/>
      <text:h text:style-name="P61" text:outline-level="2"><text:bookmark-start text:name="__RefHeading___Toc169_816370782"/><text:span text:style-name="T38">8.1 </text:span>RAM space<text:bookmark-end text:name="__RefHeading___Toc169_816370782"/></text:h>
      <text:p text:style-name="P17">Important for this project was the on-going challenge with RAM space. <text:s/>The final version had a constant warning on low memory available, but all worked well:</text:p>
      <text:p text:style-name="P17"/>
      <text:p text:style-name="P18"><text:tab/><text:span text:style-name="T26">Build options changed, rebuilding all</text:span></text:p>
      <text:p text:style-name="P20"><text:tab/>Sketch uses 15350 bytes (47%) of program storage space. Maximum is 32256 bytes.</text:p>
      <text:p text:style-name="P20"><text:tab/>Global variables use 1360 bytes (66%) of dynamic memory, leaving 688 bytes for local <text:tab/>variables. Maximum is 2048 bytes.</text:p>
      <text:p text:style-name="P17"/>
      <text:p text:style-name="P19">Part of this is because of the extended features and improvements in the driver. <text:s/>There is a way however to reduce that impact in the file <text:span text:style-name="T9">PVH_ESP8266WiFi.h,</text:span> near the top around line 70, you can remove the comments slashes before : //<text:span text:style-name="T9">#define ESP_LIGHT 1 </text:span><text:span text:style-name="T22">to <text:s/>: </text:span>#define ESP_LIGHT 1.</text:p>
      <text:p text:style-name="P21">Save that, recompile the sketch. </text:p>
      <text:p text:style-name="P17"/>
      <text:p text:style-name="P17">This will create a lighter version of the driver by removing <text:span text:style-name="T22">features and reduce the buffer (now that these features are removed). Those features are NOT used in this sketch, but might be in other sketches who than fail if you try them later on. <text:s/>It will help for about 120 bytes of RAM.</text:span></text:p>
      <text:p text:style-name="P17"/>
      <text:h text:style-name="P61" text:outline-level="2"><text:bookmark-start text:name="__RefHeading___Toc171_816370782"/><text:span text:style-name="T38">8.2 </text:span>SoftSerial<text:bookmark-end text:name="__RefHeading___Toc171_816370782"/></text:h>
      <text:p text:style-name="P22">A word about <text:span text:style-name="T9">SoftSerial</text:span> <text:span text:style-name="T23">as i</text:span>t has caused me a bit of headache when working on <text:span text:style-name="T32">the drive</text:span></text:p>
      <text:p text:style-name="P22"/>
      <text:p text:style-name="P22">Although with the command <text:s/><text:span text:style-name="T27">AT_GMR you obtain the build information, the </text:span>Softserial standard receivebuffer is 64.</text:p>
      <text:p text:style-name="P22"><text:s/></text:p>
      <text:p text:style-name="P22">Defined in …./arduino-nightly/hardware/arduino/avr/libraries/SoftSerial/src/SoftwareSerial.h</text:p>
      <text:p text:style-name="P22"><text:s text:c="2"/><text:tab/>#define _SS_MAX_RX_BUFF 64</text:p>
      <text:p text:style-name="P22"/>
      <text:p text:style-name="P22">That <text:span text:style-name="T27">is on the boundary</text:span>. WHY ? well SoftwareSerial is interrupt driven, as soon as the input level changes, disables that interrupt, trigger a careful time-based checking on the input level to capture the 8 bits, store the byte <text:span text:style-name="T23">in it’s buffer </text:span>and enable interrupt.</text:p>
      <text:p text:style-name="P22"/>
      <text:p text:style-name="P22">This is handled by the SAME processor as the code below, which will get hardly time to read from that <text:span text:style-name="T23">softSerial </text:span>buffer. As such with the call to get <text:span text:style-name="T27">firmware the buffer could fill up easily to more than 64 bytes </text:span><text:s/>the receivebuffer causing the program to get lost. Extending the buffer to 256 will enable to capture more input, but whether it will overrun is depending on the amount of detected SSID. The buffer could be extended more, but it will take more RAM space.</text:p>
      <text:p text:style-name="P23"/>
      <text:p text:style-name="P51"><text:span text:style-name="T9">Note :</text:span><text:span text:style-name="T13"> IN MANY OF MY TEST I HAVE SET THE SOFTSERIAL TO 128 BYTES TO IMPROVE ST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20pt" fo:language="en" fo:country="US" officeooo:paragraph-rsid="004c9b89" style:font-size-asian="20pt" style:font-size-complex="20pt"/>
    </style:style>
    <style:style style:name="MT1" style:family="text">
      <style:text-properties fo:font-size="15pt" officeooo:rsid="003f3721" style:font-size-asian="15pt" style:font-size-complex="15pt"/>
    </style:style>
    <style:style style:name="MT2" style:family="text">
      <style:text-properties fo:font-size="15pt" style:font-size-asian="15pt" style:font-size-complex="15pt"/>
    </style:style>
    <style:style style:name="MT3" style:family="text">
      <style:text-properties fo:font-size="15pt" officeooo:rsid="003c0e22" style:font-size-asian="15pt" style:font-size-complex="15pt"/>
    </style:style>
    <style:style style:name="MT4" style:family="text">
      <style:text-properties fo:font-size="15pt" officeooo:rsid="004c9b89" style:font-size-asian="15pt" style:font-size-complex="15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oftAP </text:span><text:span text:style-name="MT2">server </text:span><text:span text:style-name="MT3">for loopbac</text:span><text:span text:style-name="MT4">k <text:tab/>page </text:span><text:span text:style-name="MT4"><text:page-number text:select-page="current">8</text:page-number></text:span><text:span text:style-name="MT4"> of </text:span><text:span text:style-name="MT4"><text:page-count>9</text:page-count></text:span><text:span text:style-name="MT4"><text:tab/><text:tab/>version 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2:22:31.272657924</meta:creation-date>
    <dc:date>2018-02-02T21:18:28.184325113</dc:date>
    <meta:editing-duration>PT8H55M44S</meta:editing-duration>
    <meta:editing-cycles>28</meta:editing-cycles>
    <meta:generator>LibreOffice/5.1.6.2$Linux_X86_64 LibreOffice_project/10m0$Build-2</meta:generator>
    <meta:document-statistic meta:table-count="0" meta:image-count="0" meta:object-count="0" meta:page-count="9" meta:paragraph-count="192" meta:word-count="2143" meta:character-count="13248" meta:non-whitespace-character-count="10734"/>
  </office:meta>
</office:document-meta>
</file>